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automatic-styles>
    <style:style style:name="Table1" style:family="table">
      <style:table-properties style:width="3.125in" fo:margin-left="1.9417in" table:align="left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2.25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3.5243in"/>
    </style:style>
    <style:style style:name="Table2.C" style:family="table-column">
      <style:table-column-properties style:column-width="2.236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2" style:family="table-row">
      <style:table-row-properties style:min-row-height="0.85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825in"/>
    </style:style>
    <style:style style:name="Table2.4" style:family="table-row">
      <style:table-row-properties style:min-row-height="1.05in"/>
    </style:style>
    <style:style style:name="P1" style:family="paragraph" style:parent-style-name="Standard">
      <style:text-properties style:font-name="Sawasdee" fo:font-size="14pt" fo:language="fr" fo:country="FR" fo:font-weight="bold" officeooo:rsid="0004aeb4" officeooo:paragraph-rsid="0004aeb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Sawasdee" fo:font-size="14pt" fo:language="fr" fo:country="FR" fo:font-weight="bold" officeooo:rsid="00083e01" officeooo:paragraph-rsid="00083e0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awasdee" fo:font-size="20pt" fo:language="fr" fo:country="FR" fo:font-weight="bold" officeooo:rsid="0004aeb4" officeooo:paragraph-rsid="0004aeb4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Sawasdee" fo:language="fr" fo:country="FR" officeooo:rsid="0004aeb4" officeooo:paragraph-rsid="0004aeb4"/>
    </style:style>
    <style:style style:name="P5" style:family="paragraph" style:parent-style-name="Standard">
      <style:paragraph-properties fo:text-align="center" style:justify-single-word="false"/>
      <style:text-properties style:font-name="Sawasdee" fo:language="fr" fo:country="FR" officeooo:rsid="0004aeb4" officeooo:paragraph-rsid="0004aeb4"/>
    </style:style>
    <style:style style:name="P6" style:family="paragraph" style:parent-style-name="Standard">
      <style:paragraph-properties fo:text-align="justify" style:justify-single-word="false"/>
      <style:text-properties style:font-name="Sawasdee" fo:language="fr" fo:country="FR" officeooo:rsid="00070bf1" officeooo:paragraph-rsid="00070bf1"/>
    </style:style>
    <style:style style:name="P7" style:family="paragraph" style:parent-style-name="Standard">
      <style:text-properties style:font-name="Sawasdee" fo:language="fr" fo:country="FR" officeooo:rsid="00083e01" officeooo:paragraph-rsid="00083e01"/>
    </style:style>
    <style:style style:name="P8" style:family="paragraph" style:parent-style-name="Standard">
      <style:text-properties style:font-name="Sawasdee" fo:language="fr" fo:country="FR" fo:font-weight="bold" officeooo:rsid="00083e01" officeooo:paragraph-rsid="00083e01" style:font-weight-asian="bold" style:font-weight-complex="bold"/>
    </style:style>
    <style:style style:name="P9" style:family="paragraph" style:parent-style-name="Table_20_Contents">
      <style:text-properties style:font-name="Sawasdee" fo:language="fr" fo:country="FR" fo:font-weight="bold" officeooo:rsid="000591f1" officeooo:paragraph-rsid="000591f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Sawasdee" fo:language="fr" fo:country="FR" fo:font-weight="bold" officeooo:rsid="00070bf1" officeooo:paragraph-rsid="00070bf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Sawasdee" fo:language="fr" fo:country="FR" fo:font-weight="bold" officeooo:rsid="0005d00f" officeooo:paragraph-rsid="0005d00f" style:font-weight-asian="bold" style:font-weight-complex="bold"/>
    </style:style>
    <style:style style:name="P12" style:family="paragraph" style:parent-style-name="Table_20_Contents">
      <style:text-properties style:font-name="Sawasdee" fo:language="fr" fo:country="FR" officeooo:rsid="00070bf1" officeooo:paragraph-rsid="00070bf1"/>
    </style:style>
    <style:style style:name="P13" style:family="paragraph" style:parent-style-name="Table_20_Contents">
      <style:text-properties style:font-name="Sawasdee" fo:language="fr" fo:country="FR"/>
    </style:style>
    <style:style style:name="P14" style:family="paragraph" style:parent-style-name="Table_20_Contents">
      <style:text-properties style:font-name="Sawasdee" fo:language="fr" fo:country="FR" officeooo:rsid="0007b7bd" officeooo:paragraph-rsid="0007b7bd"/>
    </style:style>
    <style:style style:name="P15" style:family="paragraph" style:parent-style-name="Table_20_Contents">
      <style:text-properties style:font-name="Sawasdee" fo:language="fr" fo:country="FR" officeooo:rsid="00083e01" officeooo:paragraph-rsid="00083e0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70bf1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83e01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a089a" style:font-size-asian="14pt" style:font-weight-asian="normal" style:font-size-complex="14pt" style:font-weight-complex="normal"/>
    </style:style>
    <style:style style:name="T6" style:family="text">
      <style:text-properties officeooo:rsid="0007b7bd"/>
    </style:style>
    <style:style style:name="T7" style:family="text">
      <style:text-properties officeooo:rsid="00083e01"/>
    </style:style>
    <style:style style:name="T8" style:family="text">
      <style:text-properties officeooo:rsid="000a089a"/>
    </style:style>
    <style:style style:name="T9" style:family="text">
      <style:text-properties officeooo:rsid="000a45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che RDV Client</text:p>
      <text:p text:style-name="P4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Date</text:p>
          </table:table-cell>
          <table:table-cell table:style-name="Table1.B1" office:value-type="string">
            <text:p text:style-name="P12">30 octobre 2023 à 17h10</text:p>
          </table:table-cell>
        </table:table-row>
        <table:table-row>
          <table:table-cell table:style-name="Table1.A2" office:value-type="string">
            <text:p text:style-name="P9">Groupe</text:p>
          </table:table-cell>
          <table:table-cell table:style-name="Table1.B2" office:value-type="string">
            <text:p text:style-name="P12">Benoit PaiROB</text:p>
          </table:table-cell>
        </table:table-row>
        <table:table-row>
          <table:table-cell table:style-name="Table1.A2" office:value-type="string">
            <text:p text:style-name="P9">PO</text:p>
          </table:table-cell>
          <table:table-cell table:style-name="Table1.B2" office:value-type="string">
            <text:p text:style-name="P12">Titouan Belier</text:p>
          </table:table-cell>
        </table:table-row>
      </table:table>
      <text:p text:style-name="P5"/>
      <text:p text:style-name="P4"/>
      <text:p text:style-name="P4"/>
      <text:p text:style-name="P1"><text:span text:style-name="T2">Proposition développeur :</text:span></text:p>
      <text:p text:style-name="P1"/>
      <text:p text:style-name="P6"><text:span text:style-name="T3">Les développeur</text:span><text:span text:style-name="T5">s</text:span><text:span text:style-name="T3"> proposent plusieurs scénarios. Un scénario avec des fonctionnalités de base et d’autres scénarios représentants des options à choisir en fonction des délais. </text:span><text:span text:style-name="T4">Les sprints seront défini</text:span><text:span text:style-name="T5">s</text:span><text:span text:style-name="T4"> dans la prochaine réunion en fonction des scénarios choisis par le client. </text:span></text:p>
      <text:p text:style-name="P4"/>
      <text:p text:style-name="P2">Scénarios prévisionnels :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Scénario</text:p>
          </table:table-cell>
          <table:table-cell table:style-name="Table2.A1" office:value-type="string">
            <text:p text:style-name="P11">Description</text:p>
          </table:table-cell>
          <table:table-cell table:style-name="Table2.C1" office:value-type="string">
            <text:p text:style-name="P11"><text:span text:style-name="T2">Délais</text:span> prév<text:span text:style-name="T9">us</text:span> (N° <text:span text:style-name="T1">Sprint</text:span>)</text:p>
          </table:table-cell>
        </table:table-row>
        <table:table-row table:style-name="Table2.2">
          <table:table-cell table:style-name="Table2.A2" office:value-type="string">
            <text:p text:style-name="P12">Base</text:p>
          </table:table-cell>
          <table:table-cell table:style-name="Table2.A2" office:value-type="string">
            <text:p text:style-name="P13"><text:s/>- <text:span text:style-name="T6">Ramasser des balles de tennis classiques (jaune),</text:span></text:p>
            <text:p text:style-name="P13">- <text:span text:style-name="T6">Terrain plat et classique,</text:span></text:p>
            <text:p text:style-name="P13">- <text:span text:style-name="T6">Autonomie visée : 3h (à rediscuter en fonction des options choisies).</text:span></text:p>
          </table:table-cell>
          <table:table-cell table:style-name="Table2.C2" office:value-type="string">
            <text:p text:style-name="P14">4 sprints</text:p>
          </table:table-cell>
        </table:table-row>
        <table:table-row table:style-name="Table2.3"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- Évitement des joueurs,</text:p>
            <text:p text:style-name="P14">- Récupérer uniquement les balles.</text:p>
          </table:table-cell>
          <table:table-cell table:style-name="Table2.C2" office:value-type="string">
            <text:p text:style-name="P14">4 sprints</text:p>
          </table:table-cell>
        </table:table-row>
        <table:table-row table:style-name="Table2.4"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3">- <text:span text:style-name="T6">Détecter des balles de couleurs, types et matières différentes.</text:span></text:p>
          </table:table-cell>
          <table:table-cell table:style-name="Table2.C2" office:value-type="string">
            <text:p text:style-name="P15">3 sprints</text:p>
          </table:table-cell>
        </table:table-row>
        <text:soft-page-break/>
        <table:table-row table:style-name="Table2.4">
          <table:table-cell table:style-name="Table2.A2" office:value-type="string">
            <text:p text:style-name="P15">3 </text:p>
          </table:table-cell>
          <table:table-cell table:style-name="Table2.A2" office:value-type="string">
            <text:p text:style-name="P13">- <text:span text:style-name="T7">Fonctionnement avec la luminosité intégrée.</text:span></text:p>
          </table:table-cell>
          <table:table-cell table:style-name="Table2.C2" office:value-type="string">
            <text:p text:style-name="P15">2 sprints</text:p>
          </table:table-cell>
        </table:table-row>
        <table:table-row table:style-name="Table2.4"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3">- <text:span text:style-name="T7">Fonctionnement avec des conditions météorologiques simples (pluie, vent léger, etc.).</text:span></text:p>
          </table:table-cell>
          <table:table-cell table:style-name="Table2.C2" office:value-type="string">
            <text:p text:style-name="P15">3 sprints</text:p>
          </table:table-cell>
        </table:table-row>
        <table:table-row table:style-name="Table2.4"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3">- <text:span text:style-name="T7">Fonctionnement avec le choix d’une condition météorologique extrême (neige, forte pluie, fort vent, etc). </text:span></text:p>
          </table:table-cell>
          <table:table-cell table:style-name="Table2.C2" office:value-type="string">
            <text:p text:style-name="P15">4 sprints</text:p>
          </table:table-cell>
        </table:table-row>
        <table:table-row table:style-name="Table2.4"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13">- <text:span text:style-name="T7">Mise en place du robot pour des types de terrain particulier</text:span><text:span text:style-name="T8">s</text:span><text:span text:style-name="T7"> (herbe, sable, etc).</text:span></text:p>
          </table:table-cell>
          <table:table-cell table:style-name="Table2.C2" office:value-type="string">
            <text:p text:style-name="P15">2 sprints</text:p>
          </table:table-cell>
        </table:table-row>
        <table:table-row table:style-name="Table2.4"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P13">- <text:span text:style-name="T7">Communication du robot avec la télécommande.</text:span></text:p>
          </table:table-cell>
          <table:table-cell table:style-name="Table2.C2" office:value-type="string">
            <text:p text:style-name="P15">2 sprints</text:p>
          </table:table-cell>
        </table:table-row>
      </table:table>
      <text:p text:style-name="P4"/>
      <text:p text:style-name="P4"/>
      <text:p text:style-name="P8">Choix Client :</text:p>
      <text:p text:style-name="P7"/>
      <text:p text:style-name="P7">Le client choisit le scénario de base avec comme option le scénario 7. 6 sprints sont à prévoir. 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7:33:27.161744212</meta:creation-date>
    <dc:date>2023-10-31T10:31:34.416708164</dc:date>
    <meta:editing-duration>PT58M3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2" meta:paragraph-count="42" meta:word-count="210" meta:character-count="1288" meta:non-whitespace-character-count="1115"/>
  </office:meta>
</office:document-meta>
</file>